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lanta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ffalo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olina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llas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n Bay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ston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anapolis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sonville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nsas City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ami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nesota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w England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 Giants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adelphia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ttsburgh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Dieg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Francisco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attle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 Louis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pa Bay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